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style:font-name="Times New Roman" fo:letter-spacing="normal" fo:language="ru" fo:country="RU" fo:font-style="normal"/>
    </style:style>
    <style:style style:name="T4" style:family="text">
      <style:text-properties fo:font-variant="normal" fo:text-transform="none" fo:color="#333333" style:font-name="Times New Roman" fo:letter-spacing="normal" fo:font-style="normal"/>
    </style:style>
    <style:style style:name="T5" style:family="text">
      <style:text-properties fo:font-variant="normal" fo:text-transform="none" fo:color="#333333" style:font-name="Times New Roman" fo:letter-spacing="normal" fo:language="en" fo:country="US" fo:font-style="normal"/>
    </style:style>
    <style:style style:name="T6" style:family="text">
      <style:text-properties fo:color="#000000" style:font-name="Consolas" fo:font-size="10.5pt" fo:language="ru" fo:country="RU" fo:font-weight="normal" fo:background-color="#ffffff"/>
    </style:style>
    <style:style style:name="T7" style:family="text">
      <style:text-properties fo:color="#000000" style:font-name="Times New Roman" fo:font-size="12pt" fo:language="ru" fo:country="RU" fo:font-weight="normal" fo:background-color="#ffffff" style:font-size-asian="12pt" style:font-size-complex="12pt"/>
    </style:style>
    <style:style style:name="T8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mmancimech (</text:span><text:span text:style-name="T8">immortal ancient mechanism)</text:span></text:p>
      <text:p text:style-name="Standard"/>
      <text:p text:style-name="Standard"><text:date style:data-style-name="N37" text:date-value="2024-02-24T11:28:29.23" text:fixed="true">24.02.24</text:date> - 24.02<text:span text:style-name="T1">м.2</text:span><text:span text:style-name="T2">4</text:span></text:p>
      <text:p text:style-name="P1">Сегодня великий день. Сегодня я начал разработку новой игры.</text:p>
      <text:p text:style-name="P1">Предыдущая почему то остановилась. Стала слишком сложной. Это происходит всегда.</text:p>
      <text:p text:style-name="P1"/>
      <text:p text:style-name="Standard"><text:span text:style-name="T1">Прежде всего не будет никаких модулей. И не будет </text:span><text:span text:style-name="T3">TypeScript.</text:span></text:p>
      <text:p text:style-name="P2">Для модулей нужен сервер. Это сразу усложняет игру на порядок. Пишешь код, потом пишешь под него обеспечение. Пока пишешь уже забываешь что вообще хотел.</text:p>
      <text:p text:style-name="P2">И главное в том, что для запуска игры нужно поднимать сервер. Это никуда не годится.</text:p>
      <text:p text:style-name="P2">Игра должна играться в оффлайне. И уже потом, для обеспечения дополнительных функций мы обращаемся к серваку.</text:p>
      <text:p text:style-name="P2"/>
      <text:p text:style-name="P2"><text:date style:data-style-name="N37" text:date-value="2024-05-23T08:22:23.61" text:fixed="true">23.05.24</text:date>- <text:span text:style-name="T2">23.05м</text:span>.2<text:span text:style-name="T2">4</text:span></text:p>
      <text:p text:style-name="P1">Часть игры написал, но как всегда все застопорилось. И вот уже месяцы я не притрагиваюсь к коду. Потому что теряю цель. Надо будет написать самому себе т.з. и работать по нему.</text:p>
      <text:p text:style-name="P1">Иначе через некоторое время я сам уже не знаю что делаю.</text:p>
      <text:p text:style-name="P1"/>
      <text:p text:style-name="P1"><text:date style:data-style-name="N37" text:date-value="2024-06-02T15:20:31.79" text:fixed="true">02.06.24</text:date><text:span text:style-name="T4">- 0</text:span><text:span text:style-name="T5">2.06м</text:span><text:span text:style-name="T4">.2</text:span><text:span text:style-name="T5">4</text:span></text:p>
      <text:p text:style-name="P1">Переименовал ImmortalsAndUnderWater в ImmortalsAndUnderground.</text:p>
      <text:p text:style-name="P1">Потому что получилось поле клеток с перемещением существ по горизонтали и вертикали. К этой механике лучше всего подходит образ прорытых туннелей.</text:p>
      <text:p text:style-name="P1"/>
      <text:p text:style-name="P1"><text:span text:style-name="T4"><text:date style:data-style-name="N37" text:date-value="2024-06-16T18:08:43.78" text:fixed="true">16.06.24</text:date></text:span><text:span text:style-name="T4">- 16</text:span><text:span text:style-name="T5">.06м</text:span><text:span text:style-name="T4">.2</text:span><text:span text:style-name="T5">4</text:span></text:p>
      <text:p text:style-name="P1">Разработка остановилась. Это происходит всегда. Добираюсь до какого-то этапа сложности и потом не знаю что дальше делать. И вместо написания нового начинается бесконечное переписывание старого. </text:p>
      <text:p text:style-name="P1">Одну причину я уже нашел — это отсутствие т.з., т. е. изначально непонятно что я хочу. Поэтому невозможно сказать достиг я цели или нет потому что цель не была сформулирована. Дальше прежде чем писать класс или перед завершение его написания необходимо четкое описание для чего он нужен и его интерфейс, т. е. нужен контракт на этот класс. Надо еще обдумать как это лучше сделать.</text:p>
      <text:p text:style-name="P1"/>
      <text:p text:style-name="P1"><text:span text:style-name="T4"><text:date style:data-style-name="N37" text:date-value="2024-06-23T12:50:11.01" text:fixed="true">23.06.24</text:date></text:span><text:span text:style-name="T4">- </text:span><text:span text:style-name="T5">23.06м</text:span><text:span text:style-name="T4">.2</text:span><text:span text:style-name="T5">4</text:span></text:p>
      <text:p text:style-name="P1">Оказывается, что передняя черточка означает приватный член класса. Я этого не знал и так обозначал параметры функций. Чтобы отличать параметры от переменных объявленных внутри функции.</text:p>
      <text:p text:style-name="P1">Данную игру пишу в одном штмл файле. Я совсем забыл что необходимо разделение на сервер и клиент. Но так как клиент и сервер общаются через текстовые сообщения то все равно весь мир придется делать на клиенте. На сервере можно сохранять достижения и программы античитинга. </text:p>
      <text:p text:style-name="P1"/>
      <text:p text:style-name="P1"><text:date style:data-style-name="N37" text:date-value="2024-07-27T20:01:00.18" text:fixed="true">27.07.24</text:date><text:span text:style-name="T2">-27.</text:span>07м.24</text:p>
      <text:p text:style-name="Standard">Пере<text:span text:style-name="T1">имено</text:span>вал Immortals<text:span text:style-name="T1">AndUnderground в Immancimech (</text:span><text:span text:style-name="T8">immortal ancient mechanism) бессмертный древний механизм. Это уже третье переименовывание.</text:span></text:p>
      <text:p text:style-name="Standard"><text:span text:style-name="T1">Я так и думал что не стоит использовать класс в случае с </text:span><text:span text:style-name="T7">setTimeout</text:span><text:span text:style-name="T6">.</text:span></text:p>
      <text:p text:style-name="P1">В итоге при вызове метода как колбэка мы теряем контекст. Так что класс и объект оказываются бесполезными. И вводят в заблуждение.</text:p>
      <text:p text:style-name="P1">Переписал программу на классы. Раньше было в виде объектов. Теперь в начале классы а потом уже из них объекты. Это все из за тайп скрипта. В нем поля класса можно типизировать, а в объекте нельзя. Начал для объектов писать интерфейсы, а потом понял что классы получше будут.</text:p>
      <text:p text:style-name="P1"><text:soft-page-break/>Попытался подогнать код под гугл правила для тайп скрипта. Конечно не полностью.</text:p>
      <text:p text:style-name="P1"/>
      <text:p text:style-name="P1"><text:date style:data-style-name="N37" text:date-value="2024-10-19T16:31:19.50" text:fixed="true">19.10.24</text:date><text:span text:style-name="T2">-19.1</text:span>0м.24</text:p>
      <text:p text:style-name="P1">Опять все остановилось. Сейчас восьмой месяц разработки!. И это уже как минимум четвертый проект который у меня остановился.</text:p>
      <text:p text:style-name="P1"/>
      <text:p text:style-name="P1"><text:date style:data-style-name="N37" text:date-value="2024-12-13T22:57:39.59" text:fixed="true">13.12.24</text:date><text:span text:style-name="T2">-13.12</text:span>м.24</text:p>
      <text:p text:style-name="P1">Решил продолжать. Разработка идет крайне тяжело. Постоянно останавливается.</text:p>
      <text:p text:style-name="P1">Поразмыслив я понял что вид сбоку это не то что мне нужно. Мне нужны карты а это вид сверху.</text:p>
      <text:p text:style-name="P1"/>
      <text:p text:style-name="P1"><text:date style:data-style-name="N37" text:date-value="2024-12-25T22:05:39.09" text:fixed="true">25.12.24</text:date><text:span text:style-name="T2">- 25.12</text:span>м.24</text:p>
      <text:p text:style-name="P1">Вчера было 25.12м.24, т. е. Уже 10 месяцев как я веду проект. Но как всегда я затормозил и все остановилось. Название проекта стало чуждым. Код стал чуждым. Как будто писал не я а кто то другой. Сейчас опять думаю что вид сбоку нормальное решение. Для проекта такого уровня сложности это самое т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7M37S</meta:editing-duration>
    <meta:editing-cycles>40</meta:editing-cycles>
    <meta:generator>OpenOffice/4.1.15$Win32 OpenOffice.org_project/4115m2$Build-9813</meta:generator>
    <dc:date>2024-12-25T22:36:00.15</dc:date>
    <meta:document-statistic meta:table-count="0" meta:image-count="0" meta:object-count="0" meta:page-count="2" meta:paragraph-count="33" meta:word-count="533" meta:character-count="3509"/>
    <meta:user-defined meta:name="Info 1"/>
    <meta:user-defined meta:name="Info 2"/>
    <meta:user-defined meta:name="Info 3"/>
    <meta:user-defined meta:name="Info 4"/>
  </office:meta>
</office:document-meta>
</file>